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>
            <text:p>Numero rugby ISIMA</text:p>
          </table:table-cell>
          <table:table-cell table:style-name="Default"/>
          <table:table-cell table:number-columns-repeated="2"/>
        </table:table-row>
        <table:table-row table:style-name="ro2" table:number-rows-repeated="8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office:value-type="string">
            <text:p>Numéro</text:p>
          </table:table-cell>
          <table:table-cell office:value-type="string">
            <text:p>Prénom</text:p>
          </table:table-cell>
          <table:table-cell office:value-type="string">
            <text:p>Nom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Thomas</text:p>
          </table:table-cell>
          <table:table-cell office:value-type="string">
            <text:p>Magn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Reny</text:p>
          </table:table-cell>
          <table:table-cell office:value-type="string">
            <text:p>Benoit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axime</text:p>
          </table:table-cell>
          <table:table-cell office:value-type="string">
            <text:p>Escourbiac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Rémi</text:p>
          </table:table-cell>
          <table:table-cell office:value-type="string">
            <text:p>Gentil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Millau</text:p>
          </table:table-cell>
          <table:table-cell office:value-type="string">
            <text:p>Julien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>
            <text:p>20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09/11/2010</text:date>, <text:time>10:2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9T10:25:32.07</meta:creation-date>
    <dc:date>2010-11-09T10:29:37.57</dc:date>
    <meta:editing-duration>PT00H04M06S</meta:editing-duration>
    <meta:editing-cycles>2</meta:editing-cycles>
    <meta:generator>OpenOffice.org/3.2$Win32 OpenOffice.org_project/320m18$Build-9502</meta:generator>
    <meta:document-statistic meta:table-count="3" meta:cell-count="34" meta:object-count="0"/>
  </office:meta>
</office:document-meta>
</file>